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8pt" style:text-position="super 58%" fo:language="en" fo:country="US" style:language-asian="zh" style:country-asian="CN" style:language-complex="ar" style:country-complex="SA" style:font-name-asian="Times New Roman" style:font-name-complex="Arial" style:font-size-asian="12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5" table:default-cell-style-name="ce4"/>
        <table:table-column table:style-name="co1" table:default-cell-style-name="ce1"/>
        <table:table-row table:style-name="ro1">
          <table:table-cell office:value-type="string" calcext:value-type="string">
            <text:p>Inbred</text:p>
          </table:table-cell>
          <table:table-cell office:value-type="string" calcext:value-type="string">
            <text:p>State/Country</text:p>
          </table:table-cell>
          <table:table-cell office:value-type="string" calcext:value-type="string">
            <text:p>Pedigree</text:p>
          </table:table-cell>
          <table:table-cell table:style-name="ce1" office:value-type="string" calcext:value-type="string">
            <text:p>NSS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TS</text:p>
          </table:table-cell>
          <table:table-cell table:style-name="ce2" office:value-type="string" calcext:value-type="string">
            <text:p>Pop<text:span text:style-name="T1"> A</text:span></text:p>
          </table:table-cell>
          <table:table-cell table:style-name="ce2" office:value-type="string" calcext:value-type="string">
            <text:p>Sweet<text:span text:style-name="T1"> A</text:span></text:p>
          </table:table-cell>
          <table:table-cell office:value-type="string" calcext:value-type="string">
            <text:p>Subpopulation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Vukovarski Yellow Dent</text:p>
          </table:table-cell>
          <table:table-cell office:value-type="float" office:value="0.785" calcext:value-type="float">
            <text:p>0.785</text:p>
          </table:table-cell>
          <table:table-cell office:value-type="float" office:value="0.189" calcext:value-type="float">
            <text:p>0.189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unk 90 Day</text:p>
          </table:table-cell>
          <table:table-cell office:value-type="float" office:value="0.917" calcext:value-type="float">
            <text:p>0.91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A x Ohio yel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33-16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ux Johnson Country white</text:p>
          </table:table-cell>
          <table:table-cell office:value-type="float" office:value="0.972" calcext:value-type="float">
            <text:p>0.972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38-1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Outcross in line from 176A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81-1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Iowa 60*Edis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A188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[(4-29*64)4-29(4)]</text:p>
          </table:table-cell>
          <table:table-cell office:value-type="float" office:value="0.982" calcext:value-type="float">
            <text:p>0.98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A214N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(B68*HtN)B68(3)</text:p>
          </table:table-cell>
          <table:table-cell office:value-type="float" office:value="0.017" calcext:value-type="float">
            <text:p>0.017</text:p>
          </table:table-cell>
          <table:table-cell office:value-type="float" office:value="0.762" calcext:value-type="float">
            <text:p>0.762</text:p>
          </table:table-cell>
          <table:table-cell office:value-type="float" office:value="0.221" calcext:value-type="float">
            <text:p>0.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A23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73*A347</text:p>
          </table:table-cell>
          <table:table-cell office:value-type="float" office:value="0.963" calcext:value-type="float">
            <text:p>0.96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A27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Yellow Boesman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859" calcext:value-type="float">
            <text:p>0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A441-5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Robyn*Leamming yellow dent</text:p>
          </table:table-cell>
          <table:table-cell office:value-type="float" office:value="0.531" calcext:value-type="float">
            <text:p>0.5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464" calcext:value-type="float">
            <text:p>0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A55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[(WD*Wf9)WD(2))]</text:p>
          </table:table-cell>
          <table:table-cell office:value-type="float" office:value="0.979" calcext:value-type="float">
            <text:p>0.97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A556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164-886*A237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ioneer</text:p>
          </table:table-cell>
          <table:table-cell office:value-type="string" calcext:value-type="string">
            <text:p>Cuban Flint</text:p>
          </table:table-cell>
          <table:table-cell office:value-type="float" office:value="0.03" calcext:value-type="float">
            <text:p>0.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967" calcext:value-type="float">
            <text:p>0.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A61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[(A171*Oh43)Oh43]</text:p>
          </table:table-cell>
          <table:table-cell office:value-type="float" office:value="0.99" calcext:value-type="float">
            <text:p>0.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A63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[(Mt42*B14)B14(3)]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63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[(Mt42*B14)B14(2)]</text:p>
          </table:table-cell>
          <table:table-cell office:value-type="float" office:value="0.1" calcext:value-type="float">
            <text:p>0.1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635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D203xB14(3)</text:p>
          </table:table-cell>
          <table:table-cell office:value-type="float" office:value="0.171" calcext:value-type="float">
            <text:p>0.171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641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D203*B14</text:p>
          </table:table-cell>
          <table:table-cell office:value-type="float" office:value="0.481" calcext:value-type="float">
            <text:p>0.481</text:p>
          </table:table-cell>
          <table:table-cell office:value-type="float" office:value="0.517" calcext:value-type="float">
            <text:p>0.51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A65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116*Wf9</text:p>
          </table:table-cell>
          <table:table-cell office:value-type="float" office:value="0.915" calcext:value-type="float">
            <text:p>0.91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A65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sota Synthetic 3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A661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sota Synthetic AS-A</text:p>
          </table:table-cell>
          <table:table-cell office:value-type="float" office:value="0.852" calcext:value-type="float">
            <text:p>0.85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A67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[(A662*B73) B73(3)]</text:p>
          </table:table-cell>
          <table:table-cell office:value-type="float" office:value="0.127" calcext:value-type="float">
            <text:p>0.127</text:p>
          </table:table-cell>
          <table:table-cell office:value-type="float" office:value="0.862" calcext:value-type="float">
            <text:p>0.862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680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[(A662*B73) B73(3)]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68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[(AS-D*Mo17) Mo17 (2)]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Ab28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GT152*38-11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2" calcext:value-type="float">
            <text:p>0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wa Stiff Stalk Synthetic</text:p>
          </table:table-cell>
          <table:table-cell office:value-type="float" office:value="0.57" calcext:value-type="float">
            <text:p>0.57</text:p>
          </table:table-cell>
          <table:table-cell office:value-type="float" office:value="0.429" calcext:value-type="float">
            <text:p>0.42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B103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CIMMYT Pool 41 [Northern Temperate Ranges -1 (NTR-1)]</text:p>
          </table:table-cell>
          <table:table-cell office:value-type="float" office:value="0.829" calcext:value-type="float">
            <text:p>0.82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B104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BS13(S)C5</text:p>
          </table:table-cell>
          <table:table-cell office:value-type="float" office:value="0.305" calcext:value-type="float">
            <text:p>0.305</text:p>
          </table:table-cell>
          <table:table-cell office:value-type="float" office:value="0.694" calcext:value-type="float">
            <text:p>0.69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B105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BSSS®C9</text:p>
          </table:table-cell>
          <table:table-cell office:value-type="float" office:value="0.566" calcext:value-type="float">
            <text:p>0.566</text:p>
          </table:table-cell>
          <table:table-cell office:value-type="float" office:value="0.397" calcext:value-type="float">
            <text:p>0.397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B109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[B73 * BS20(S)C1]B73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B115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BS11(FR)C9</text:p>
          </table:table-cell>
          <table:table-cell office:value-type="float" office:value="0.847" calcext:value-type="float">
            <text:p>0.84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B14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Cuzco*B14(8)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B16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ndiana Reid (Pioneer)</text:p>
          </table:table-cell>
          <table:table-cell office:value-type="float" office:value="0.756" calcext:value-type="float">
            <text:p>0.756</text:p>
          </table:table-cell>
          <table:table-cell office:value-type="float" office:value="0.233" calcext:value-type="float">
            <text:p>0.233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Reid Yellow Dent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B37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wa Stiff Stalk Synthetic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B46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W22*B10</text:p>
          </table:table-cell>
          <table:table-cell office:value-type="float" office:value="0.784" calcext:value-type="float">
            <text:p>0.784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B52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Segregating material from a private breeder</text:p>
          </table:table-cell>
          <table:table-cell office:value-type="float" office:value="0.985" calcext:value-type="float">
            <text:p>0.98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B57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Midland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B64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41.2504B*B14(3)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8" calcext:value-type="float">
            <text:p>0.98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B68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41.2504B*B14(3)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B73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wa Stiff Stalk Synthetic C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B73Htrhm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Ht1 and rhm1 conversion of B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B75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wa Corn Borer Synthetic No. 3 (BSCB3)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B76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[(CI.31A*B37)B37]</text:p>
          </table:table-cell>
          <table:table-cell office:value-type="float" office:value="0.087" calcext:value-type="float">
            <text:p>0.087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B77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Pioneer Two-Ear composite(BS11)</text:p>
          </table:table-cell>
          <table:table-cell office:value-type="float" office:value="0.915" calcext:value-type="float">
            <text:p>0.91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B79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wa Two-Ear Synthetic No.1(BSTE)</text:p>
          </table:table-cell>
          <table:table-cell office:value-type="float" office:value="0.693" calcext:value-type="float">
            <text:p>0.693</text:p>
          </table:table-cell>
          <table:table-cell office:value-type="float" office:value="0.305" calcext:value-type="float">
            <text:p>0.30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B84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BS13(S2)C0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B97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BSCB1®C9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Lancaster Surecrop (from Noah Hershey)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C102*C10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sota No.13 (also was available from Colorado as M49)</text:p>
          </table:table-cell>
          <table:table-cell office:value-type="float" office:value="0.841" calcext:value-type="float">
            <text:p>0.8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49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 13</text:p>
          </table:table-cell>
          <table:table-cell office:value-type="float" office:value="0.869" calcext:value-type="float">
            <text:p>0.86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H701-30</text:p>
          </table:table-cell>
          <table:table-cell office:value-type="string" calcext:value-type="string">
            <text:p>Canada - Harrow</text:p>
          </table:table-cell>
          <table:table-cell office:value-type="string" calcext:value-type="string">
            <text:p>unknown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H9</text:p>
          </table:table-cell>
          <table:table-cell office:value-type="string" calcext:value-type="string">
            <text:p>Canada - Harrow</text:p>
          </table:table-cell>
          <table:table-cell office:value-type="string" calcext:value-type="string">
            <text:p>Funk’s G176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I7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[(L317*33-16)33-16(2)]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I187-2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Krug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I21E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Hy*C.I.21</text:p>
          </table:table-cell>
          <table:table-cell office:value-type="float" office:value="0.866" calcext:value-type="float">
            <text:p>0.86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I28A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Recovered Blight Resistance B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04" calcext:value-type="float">
            <text:p>0.004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CI31A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Midland OP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I3A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[(C.I.3*related inbred) C.I.3 (2)]</text:p>
          </table:table-cell>
          <table:table-cell office:value-type="float" office:value="0.905" calcext:value-type="float">
            <text:p>0.9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I44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L97*Oh07(2)</text:p>
          </table:table-cell>
          <table:table-cell office:value-type="float" office:value="0.988" calcext:value-type="float">
            <text:p>0.98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I64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K64*Mo21A</text:p>
          </table:table-cell>
          <table:table-cell office:value-type="float" office:value="0.986" calcext:value-type="float">
            <text:p>0.98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I66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L97*K55 (2)</text:p>
          </table:table-cell>
          <table:table-cell office:value-type="float" office:value="0.935" calcext:value-type="float">
            <text:p>0.93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I90C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CI90A = L97*M14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3" calcext:value-type="float">
            <text:p>0.00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CI91B</text:p>
          </table:table-cell>
          <table:table-cell office:value-type="string" calcext:value-type="string">
            <text:p>USDA</text:p>
          </table:table-cell>
          <table:table-cell office:value-type="string" calcext:value-type="string">
            <text:p>L97*A71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M105</text:p>
          </table:table-cell>
          <table:table-cell office:value-type="string" calcext:value-type="string">
            <text:p>Canada-Morden</text:p>
          </table:table-cell>
          <table:table-cell office:value-type="string" calcext:value-type="string">
            <text:p>CMV3xB14(2)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CM174</text:p>
          </table:table-cell>
          <table:table-cell office:value-type="string" calcext:value-type="string">
            <text:p>Canada-Morden</text:p>
          </table:table-cell>
          <table:table-cell office:value-type="string" calcext:value-type="string">
            <text:p>CMV3xB14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CM37</text:p>
          </table:table-cell>
          <table:table-cell office:value-type="string" calcext:value-type="string">
            <text:p>Canada-Morden</text:p>
          </table:table-cell>
          <table:table-cell office:value-type="string" calcext:value-type="string">
            <text:p>KE3</text:p>
          </table:table-cell>
          <table:table-cell office:value-type="float" office:value="0.969" calcext:value-type="float">
            <text:p>0.96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M7</text:p>
          </table:table-cell>
          <table:table-cell office:value-type="string" calcext:value-type="string">
            <text:p>Canada-Morden</text:p>
          </table:table-cell>
          <table:table-cell office:value-type="string" calcext:value-type="string">
            <text:p>W85*CMV3</text:p>
          </table:table-cell>
          <table:table-cell office:value-type="float" office:value="0.939" calcext:value-type="float">
            <text:p>0.9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ML1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21 = Tuxpeño 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10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4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2" calcext:value-type="float">
            <text:p>0.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10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4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2" calcext:value-type="float">
            <text:p>0.002</text:p>
          </table:table-cell>
          <table:table-cell office:value-type="float" office:value="0.899" calcext:value-type="float">
            <text:p>0.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1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1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21 = Tuxpeño Sequia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154Q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6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3" calcext:value-type="float">
            <text:p>0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157Q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6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978" calcext:value-type="float">
            <text:p>0.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158Q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6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971" calcext:value-type="float">
            <text:p>0.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1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V = Streak resist. source</text:p>
          </table:table-cell>
          <table:table-cell office:value-type="float" office:value="0.301" calcext:value-type="float">
            <text:p>0.301</text:p>
          </table:table-cell>
          <table:table-cell office:value-type="float" office:value="0.01" calcext:value-type="float">
            <text:p>0.01</text:p>
          </table:table-cell>
          <table:table-cell office:value-type="float" office:value="0.689" calcext:value-type="float">
            <text:p>0.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CML2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V = Streak resist. source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9" calcext:value-type="float">
            <text:p>0.059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2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uwan-1/SR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3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LB/SR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47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ol 24 (Tuxpeño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1" calcext:value-type="float">
            <text:p>0.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5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21 = Tuxpeño Sequia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3" calcext:value-type="float">
            <text:p>0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5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6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981" calcext:value-type="float">
            <text:p>0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6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21 (related to CML10, CML11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77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43 = La Posta (Tux.)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8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43 = La Posta (Tux.)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3" calcext:value-type="float">
            <text:p>0.023</text:p>
          </table:table-cell>
          <table:table-cell office:value-type="float" office:value="0.931" calcext:value-type="float">
            <text:p>0.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287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24 = Antigua-Ven. (Tuson/Tux.)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4" calcext:value-type="float">
            <text:p>0.004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31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500 = Inter. Mat. Wh. Dent Mix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882" calcext:value-type="float">
            <text:p>0.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31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600 = Late Mat. Wh. Dent Mix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3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502 = Mex. DK + US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 office:value-type="float" office:value="0.966" calcext:value-type="float">
            <text:p>0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3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Recyc. US + Mex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32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33 Amar. Subtrop. Mix</text:p>
          </table:table-cell>
          <table:table-cell office:value-type="float" office:value="0.34" calcext:value-type="float">
            <text:p>0.34</text:p>
          </table:table-cell>
          <table:table-cell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CML32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Recycled Lines</text:p>
          </table:table-cell>
          <table:table-cell office:value-type="float" office:value="0.357" calcext:value-type="float">
            <text:p>0.357</text:p>
          </table:table-cell>
          <table:table-cell office:value-type="float" office:value="0.002" calcext:value-type="float">
            <text:p>0.002</text:p>
          </table:table-cell>
          <table:table-cell office:value-type="float" office:value="0.641" calcext:value-type="float">
            <text:p>0.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CML33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uwan/Pop.47 * Mp78:5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33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uwan/Pop.47 * Mp78:5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33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590 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3" calcext:value-type="float">
            <text:p>0.013</text:p>
          </table:table-cell>
          <table:table-cell office:value-type="float" office:value="0.959" calcext:value-type="float">
            <text:p>0.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34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43 = La Posta (Tux.)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349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HTBA (Broad) 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6" calcext:value-type="float">
            <text:p>0.006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3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45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43 = La Posta (Tux.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5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2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5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79 = STA ROSA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8" calcext:value-type="float">
            <text:p>0.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6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69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36 = Cogollero (Caribbean)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6" calcext:value-type="float">
            <text:p>0.006</text:p>
          </table:table-cell>
          <table:table-cell office:value-type="float" office:value="0.966" calcext:value-type="float">
            <text:p>0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77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ol 32 = Subtrop. Wh. Mix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3" calcext:value-type="float">
            <text:p>0.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CML9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21 (related to CML 10 &amp; 11, sister to 264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CML9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42 Northern Temp./German Mix</text:p>
          </table:table-cell>
          <table:table-cell office:value-type="float" office:value="0.218" calcext:value-type="float">
            <text:p>0.2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767" calcext:value-type="float">
            <text:p>0.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CML9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op. 42 Northern Temp./German Mix</text:p>
          </table:table-cell>
          <table:table-cell office:value-type="float" office:value="0.275" calcext:value-type="float">
            <text:p>0.2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629" calcext:value-type="float">
            <text:p>0.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CMV3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21*W185</text:p>
          </table:table-cell>
          <table:table-cell office:value-type="float" office:value="0.847" calcext:value-type="float">
            <text:p>0.84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O106</text:p>
          </table:table-cell>
          <table:table-cell office:value-type="string" calcext:value-type="string">
            <text:p>Canada-Ottawa</text:p>
          </table:table-cell>
          <table:table-cell office:value-type="string" calcext:value-type="string">
            <text:p>University of Wisconsin CR11</text:p>
          </table:table-cell>
          <table:table-cell office:value-type="float" office:value="0.973" calcext:value-type="float">
            <text:p>0.97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O109</text:p>
          </table:table-cell>
          <table:table-cell office:value-type="string" calcext:value-type="string">
            <text:p>Canada-Ottawa</text:p>
          </table:table-cell>
          <table:table-cell office:value-type="string" calcext:value-type="string">
            <text:p>Early Butler</text:p>
          </table:table-cell>
          <table:table-cell office:value-type="float" office:value="0.928" calcext:value-type="float">
            <text:p>0.9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O125</text:p>
          </table:table-cell>
          <table:table-cell office:value-type="string" calcext:value-type="string">
            <text:p>Canada-Ontario</text:p>
          </table:table-cell>
          <table:table-cell office:value-type="string" calcext:value-type="string">
            <text:p>unknown</text:p>
          </table:table-cell>
          <table:table-cell office:value-type="float" office:value="0.967" calcext:value-type="float">
            <text:p>0.96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CO255</text:p>
          </table:table-cell>
          <table:table-cell office:value-type="string" calcext:value-type="string">
            <text:p>Canada-Ottawa</text:p>
          </table:table-cell>
          <table:table-cell office:value-type="string" calcext:value-type="string">
            <text:p>INRA 258</text:p>
          </table:table-cell>
          <table:table-cell office:value-type="float" office:value="0.647" calcext:value-type="float">
            <text:p>0.647</text:p>
          </table:table-cell>
          <table:table-cell office:value-type="float" office:value="0.009" calcext:value-type="float">
            <text:p>0.009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D940Y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BO60W(A166NxB566Y-B560Y)B557Y</text:p>
          </table:table-cell>
          <table:table-cell office:value-type="float" office:value="0.614" calcext:value-type="float">
            <text:p>0.6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2" calcext:value-type="float">
            <text:p>0.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DE2</text:p>
          </table:table-cell>
          <table:table-cell table:style-name="ce2" office:value-type="string" calcext:value-type="string">
            <text:p>Delaware <text:span text:style-name="T1">B</text:span></text:p>
          </table:table-cell>
          <table:table-cell office:value-type="string" calcext:value-type="string">
            <text:p>P3140*P3751</text:p>
          </table:table-cell>
          <table:table-cell office:value-type="float" office:value="0.979" calcext:value-type="float">
            <text:p>0.979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DEexpt</text:p>
          </table:table-cell>
          <table:table-cell table:style-name="ce2" office:value-type="string" calcext:value-type="string">
            <text:p>Delaware <text:span text:style-name="T1">B</text:span></text:p>
          </table:table-cell>
          <table:table-cell office:value-type="string" calcext:value-type="string">
            <text:p>P3140</text:p>
          </table:table-cell>
          <table:table-cell office:value-type="float" office:value="0.734" calcext:value-type="float">
            <text:p>0.734</text:p>
          </table:table-cell>
          <table:table-cell office:value-type="float" office:value="0.24" calcext:value-type="float">
            <text:p>0.24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DE1</text:p>
          </table:table-cell>
          <table:table-cell table:style-name="ce2" office:value-type="string" calcext:value-type="string">
            <text:p>Delaware <text:span text:style-name="T1">B</text:span></text:p>
          </table:table-cell>
          <table:table-cell office:value-type="string" calcext:value-type="string">
            <text:p>P3140*P3751</text:p>
          </table:table-cell>
          <table:table-cell office:value-type="float" office:value="0.98" calcext:value-type="float">
            <text:p>0.9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DE811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[B68*[B37Ht*(C103*Mp3204 double cross) Selection]]</text:p>
          </table:table-cell>
          <table:table-cell office:value-type="float" office:value="0.218" calcext:value-type="float">
            <text:p>0.218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E2558W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6*M162W^3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EP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panish population ‘Lizargarate’</text:p>
          </table:table-cell>
          <table:table-cell office:value-type="float" office:value="0.461" calcext:value-type="float">
            <text:p>0.4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7" calcext:value-type="float">
            <text:p>0.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rance-Peronne</text:p>
          </table:table-cell>
          <table:table-cell office:value-type="string" calcext:value-type="string">
            <text:p>OP Lacaune</text:p>
          </table:table-cell>
          <table:table-cell office:value-type="float" office:value="0.534" calcext:value-type="float">
            <text:p>0.5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464" calcext:value-type="float">
            <text:p>0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F2834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Teko Yellow</text:p>
          </table:table-cell>
          <table:table-cell office:value-type="float" office:value="0.421" calcext:value-type="float">
            <text:p>0.421</text:p>
          </table:table-cell>
          <table:table-cell office:value-type="float" office:value="0.026" calcext:value-type="float">
            <text:p>0.026</text:p>
          </table:table-cell>
          <table:table-cell office:value-type="float" office:value="0.553" calcext:value-type="float">
            <text:p>0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F44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Smith (Old Florida variety)</text:p>
          </table:table-cell>
          <table:table-cell office:value-type="float" office:value="0.62" calcext:value-type="float">
            <text:p>0.62</text:p>
          </table:table-cell>
          <table:table-cell office:value-type="float" office:value="0.01" calcext:value-type="float">
            <text:p>0.01</text:p>
          </table:table-cell>
          <table:table-cell office:value-type="float" office:value="0.369" calcext:value-type="float">
            <text:p>0.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Hastings white Prolific * Florida flint</text:p>
          </table:table-cell>
          <table:table-cell office:value-type="float" office:value="0.745" calcext:value-type="float">
            <text:p>0.7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rance-Peronne</text:p>
          </table:table-cell>
          <table:table-cell office:value-type="string" calcext:value-type="string">
            <text:p>OP Lacaune</text:p>
          </table:table-cell>
          <table:table-cell office:value-type="float" office:value="0.608" calcext:value-type="float">
            <text:p>0.608</text:p>
          </table:table-cell>
          <table:table-cell office:value-type="float" office:value="0.07" calcext:value-type="float">
            <text:p>0.07</text:p>
          </table:table-cell>
          <table:table-cell office:value-type="float" office:value="0.322" calcext:value-type="float">
            <text:p>0.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GA209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61*NC37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GT112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Multiple cross (includes Whatley, Cuban, Garrick, Creole, and 12% other)</text:p>
          </table:table-cell>
          <table:table-cell office:value-type="float" office:value="0.839" calcext:value-type="float">
            <text:p>0.839</text:p>
          </table:table-cell>
          <table:table-cell office:value-type="float" office:value="0.008" calcext:value-type="float">
            <text:p>0.008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H100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28*H91</text:p>
          </table:table-cell>
          <table:table-cell office:value-type="float" office:value="0.029" calcext:value-type="float">
            <text:p>0.029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H105W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33-16*A632(3)</text:p>
          </table:table-cell>
          <table:table-cell office:value-type="float" office:value="0.209" calcext:value-type="float">
            <text:p>0.209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H4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[(Wf9*L97)Wf9]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H8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[B37*GE440)Ht Ht</text:p>
          </table:table-cell>
          <table:table-cell office:value-type="float" office:value="0.281" calcext:value-type="float">
            <text:p>0.281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H9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[B37*GE440)B14(4)]Ht Ht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H95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Oh43*C.I.90A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H9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llinois Synthetic 60C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Hi27</text:p>
          </table:table-cell>
          <table:table-cell office:value-type="string" calcext:value-type="string">
            <text:p>Hawaii</text:p>
          </table:table-cell>
          <table:table-cell table:style-name="ce3" office:value-type="string" calcext:value-type="string">
            <text:p>[CM104(India)*MV source]BC6</text:p>
          </table:table-cell>
          <table:table-cell office:value-type="float" office:value="0.019" calcext:value-type="float">
            <text:p>0.019</text:p>
          </table:table-cell>
          <table:table-cell office:value-type="float" office:value="0.207" calcext:value-type="float">
            <text:p>0.207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HP30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uperg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linois High Yield</text:p>
          </table:table-cell>
          <table:table-cell office:value-type="float" office:value="0.898" calcext:value-type="float">
            <text:p>0.89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I137TN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atal Yellow Horsetooth x Teko Yellow</text:p>
          </table:table-cell>
          <table:table-cell office:value-type="float" office:value="0.539" calcext:value-type="float">
            <text:p>0.539</text:p>
          </table:table-cell>
          <table:table-cell office:value-type="float" office:value="0.002" calcext:value-type="float">
            <text:p>0.002</text:p>
          </table:table-cell>
          <table:table-cell office:value-type="float" office:value="0.459" calcext:value-type="float">
            <text:p>0.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I205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dent</text:p>
          </table:table-cell>
          <table:table-cell office:value-type="float" office:value="0.767" calcext:value-type="float">
            <text:p>0.767</text:p>
          </table:table-cell>
          <table:table-cell office:value-type="float" office:value="0.23" calcext:value-type="float">
            <text:p>0.23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I29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nknown white pearl popcorn; Received from Ashman as I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IA2132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[(TSR * 45 ) * 4329 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Ia5125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[(IP39*Tendermost)*IP39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IDS28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Yellow Pear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IDS69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South American Popcor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IDS91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South American Popcor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IL101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14 x unknown yellow swe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IL14H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hite Narrow Grain Ever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IL677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[(Bolivia 1035*IL44b)*IL422a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K148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Yellow selection No. 1 (Pride of Saline, yellow strain)</text:p>
          </table:table-cell>
          <table:table-cell office:value-type="float" office:value="0.886" calcext:value-type="float">
            <text:p>0.8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Kansas Sunflower</text:p>
          </table:table-cell>
          <table:table-cell office:value-type="float" office:value="0.873" calcext:value-type="float">
            <text:p>0.873</text:p>
          </table:table-cell>
          <table:table-cell office:value-type="float" office:value="0.11" calcext:value-type="float">
            <text:p>0.11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K55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Pride of Saline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K64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Pride of Saline</text:p>
          </table:table-cell>
          <table:table-cell office:value-type="float" office:value="0.965" calcext:value-type="float">
            <text:p>0.96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Ki1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uwan 1(S)C4-S8-18-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Ki1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uwan 1(S)C4-S8-19-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Ki2007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DK version of Ki3; Suwan 1(S)C4-S8-5-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Ki202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DK version of Ki9; Suwan 1(S)C4-S8-16-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1" calcext:value-type="float">
            <text:p>0.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Ki2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Pacific 9-S8-45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6" calcext:value-type="float">
            <text:p>0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Ki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uwan 1(S)C4-S8-5-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Ki4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Suwan 3(S)C3-S7-1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9" calcext:value-type="float">
            <text:p>0.029</text:p>
          </table:table-cell>
          <table:table-cell office:value-type="float" office:value="0.923" calcext:value-type="float">
            <text:p>0.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Ki4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KS 6(S)C2-S7-36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1" calcext:value-type="float">
            <text:p>0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Ky21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Boone County White</text:p>
          </table:table-cell>
          <table:table-cell office:value-type="float" office:value="0.859" calcext:value-type="float">
            <text:p>0.8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Ky226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CLauDA*Coahuila 8</text:p>
          </table:table-cell>
          <table:table-cell office:value-type="float" office:value="0.732" calcext:value-type="float">
            <text:p>0.732</text:p>
          </table:table-cell>
          <table:table-cell office:value-type="float" office:value="0.011" calcext:value-type="float">
            <text:p>0.011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Ky228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Pride of Saline</text:p>
          </table:table-cell>
          <table:table-cell office:value-type="float" office:value="0.709" calcext:value-type="float">
            <text:p>0.70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L317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Lancaster surecrop (from Noah Hershey)</text:p>
          </table:table-cell>
          <table:table-cell office:value-type="float" office:value="0.99" calcext:value-type="float">
            <text:p>0.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L578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nknown</text:p>
          </table:table-cell>
          <table:table-cell office:value-type="float" office:value="0.297" calcext:value-type="float">
            <text:p>0.297</text:p>
          </table:table-cell>
          <table:table-cell office:value-type="float" office:value="0.007" calcext:value-type="float">
            <text:p>0.007</text:p>
          </table:table-cell>
          <table:table-cell office:value-type="float" office:value="0.696" calcext:value-type="float">
            <text:p>0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table:style-name="ce2" office:value-type="string" calcext:value-type="string">
            <text:p>Illinois <text:span text:style-name="T1">C</text:span></text:p>
          </table:table-cell>
          <table:table-cell office:value-type="string" calcext:value-type="string">
            <text:p>Lancaster * A, where A is a line from Funk’s Yellow Dent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162W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K64R**2 x B1138T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37W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21A**2 x Jellicorse</text:p>
          </table:table-cell>
          <table:table-cell office:value-type="float" office:value="0.404" calcext:value-type="float">
            <text:p>0.4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584" calcext:value-type="float">
            <text:p>0.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MEF156-55-2</text:p>
          </table:table-cell>
          <table:table-cell office:value-type="string" calcext:value-type="string">
            <text:p>Maine?</text:p>
          </table:table-cell>
          <table:table-cell office:value-type="string" calcext:value-type="string">
            <text:p>Unknown</text:p>
          </table:table-cell>
          <table:table-cell office:value-type="float" office:value="0.854" calcext:value-type="float">
            <text:p>0.854</text:p>
          </table:table-cell>
          <table:table-cell office:value-type="float" office:value="0.007" calcext:value-type="float">
            <text:p>0.007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o17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.I.187-2*C103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o18W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Wf9*Mo22(2)</text:p>
          </table:table-cell>
          <table:table-cell office:value-type="float" office:value="0.307" calcext:value-type="float">
            <text:p>0.3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683" calcext:value-type="float">
            <text:p>0.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Mo1W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[Mo22*Wf9(2)]</text:p>
          </table:table-cell>
          <table:table-cell office:value-type="float" office:value="0.828" calcext:value-type="float">
            <text:p>0.8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o24W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(K10*K49/Ziler Hi-cob) (pipe corn)</text:p>
          </table:table-cell>
          <table:table-cell office:value-type="float" office:value="0.727" calcext:value-type="float">
            <text:p>0.72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Mo44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o22*Pioneer Mexican Synthetic 17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o45</text:p>
          </table:table-cell>
          <table:table-cell office:value-type="string" calcext:value-type="string">
            <text:p>Missouri</text:p>
          </table:table-cell>
          <table:table-cell table:style-name="ce3" office:value-type="string" calcext:value-type="string">
            <text:p>Race Negro de Tierra Caliente (Guatemala) </text:p>
          </table:table-cell>
          <table:table-cell office:value-type="float" office:value="0.516" calcext:value-type="float">
            <text:p>0.51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Mo46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Race Cravo Paulista (Brazil) </text:p>
          </table:table-cell>
          <table:table-cell office:value-type="float" office:value="0.838" calcext:value-type="float">
            <text:p>0.838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o47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Race Candela (Ecuador) </text:p>
          </table:table-cell>
          <table:table-cell office:value-type="float" office:value="0.624" calcext:value-type="float">
            <text:p>0.624</text:p>
          </table:table-cell>
          <table:table-cell office:value-type="float" office:value="0.18" calcext:value-type="float">
            <text:p>0.18</text:p>
          </table:table-cell>
          <table:table-cell office:value-type="float" office:value="0.196" calcext:value-type="float">
            <text:p>0.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MoG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astadon variety from Pennsylvania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p339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T61*Hill Yellow Dent</text:p>
          </table:table-cell>
          <table:table-cell office:value-type="float" office:value="0.641" calcext:value-type="float">
            <text:p>0.64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MS133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[(Golden glow * Maize Amargo)*Golden Glow]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S15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owa stiff stalk synthetic</text:p>
          </table:table-cell>
          <table:table-cell office:value-type="float" office:value="0.865" calcext:value-type="float">
            <text:p>0.86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S7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619*R168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Mt4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sota No.13 (Owen’s)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4" calcext:value-type="float">
            <text:p>0.004</text:p>
          </table:table-cell>
          <table:table-cell office:value-type="float" office:value="0.231" calcext:value-type="float">
            <text:p>0.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N192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CM105*B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28HT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28= BSSS</text:p>
          </table:table-cell>
          <table:table-cell office:value-type="float" office:value="0.447" calcext:value-type="float">
            <text:p>0.447</text:p>
          </table:table-cell>
          <table:table-cell office:value-type="float" office:value="0.551" calcext:value-type="float">
            <text:p>0.55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Hays Golden</text:p>
          </table:table-cell>
          <table:table-cell office:value-type="float" office:value="0.98" calcext:value-type="float">
            <text:p>0.9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7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Oh07*Stiff stalk Synthetic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4" calcext:value-type="float">
            <text:p>0.49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NC22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Jarvis Golden Prolifi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4" calcext:value-type="float">
            <text:p>0.004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23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K55*Yellow line or inbred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23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T204*Low Ear outcross) T204 (2)]</text:p>
          </table:table-cell>
          <table:table-cell office:value-type="float" office:value="0.839" calcext:value-type="float">
            <text:p>0.839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23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NC7 (Huffman Variety*Illinois Low Ear)]</text:p>
          </table:table-cell>
          <table:table-cell office:value-type="float" office:value="0.974" calcext:value-type="float">
            <text:p>0.97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23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GT112*NC601)GT112]</text:p>
          </table:table-cell>
          <table:table-cell office:value-type="float" office:value="0.989" calcext:value-type="float">
            <text:p>0.9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25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Nigeria Composite ARb*B37)B37)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1" calcext:value-type="float">
            <text:p>0.94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25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TZ(2)*[(NC248*246)*C103]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26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Mo44*Mo17)Mo44(3)]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26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TZ (TZ=McNair 14*18)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264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SC76*Gaspe)Gaspe]SC76(3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7" calcext:value-type="float">
            <text:p>0.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26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(B73*NC250) B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290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McNair inbred lines 14*18 (largely of C103 origin); sister line of NC290</text:p>
          </table:table-cell>
          <table:table-cell office:value-type="float" office:value="0.984" calcext:value-type="float">
            <text:p>0.98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29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B73*NC250) B73 (3)]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294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B73*NC250) B73]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29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PioneerX105A * H-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296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PioneerX105A * H-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29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PioneerX105A * H-5 * Agroceres15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0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PioneerX105A * H-5 * PioneerX306B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0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(PioneerX105A*H5)*H1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04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(H5*PioneerX105A)*H1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0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(B73*NC250)*B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0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(B73*NC250)*B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1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improved B73-type derived from NC250*B73^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1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(B73*NC250)*B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14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B73*NC25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1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(B73Ht1rhm1*NC250)B73Ht1rhm1^3</text:p>
          </table:table-cell>
          <table:table-cell table:number-columns-repeated="5" table:style-name="ce1" office:value-type="string" calcext:value-type="string">
            <text:p>ND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NC31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SC76*B52)SC76(3)]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966" calcext:value-type="float">
            <text:p>0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2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SC76*B52)SC76(3)]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1" calcext:value-type="float">
            <text:p>0.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2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SC76*B52)SC76(3)]; sister line to NC3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24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B73*NC25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2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B73*NC250)*B73(3)]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2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B73*NC250)*B73(3)]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3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eekley’s Improved</text:p>
          </table:table-cell>
          <table:table-cell office:value-type="float" office:value="0.862" calcext:value-type="float">
            <text:p>0.86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33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B73*NC250)*B73(4)]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3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(SC76*B52); sister line of NC33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34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(SC76*B52); sister line of NC33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6" calcext:value-type="float">
            <text:p>0.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3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PioneerX105A*H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3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PioneerX105A*H5] * [Pioneer304B*Agroceres504]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4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PioneerX105A * [Pioneer306B*H5]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987" calcext:value-type="float">
            <text:p>0.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4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McNair inbreds 14*18(of Coker 811A x C103 origin)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344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TZ(2)*[(NC248*246)*C103]; Sister line of NC258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NC34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PioneerX105A*H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4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PioneerX105A * H-5 * Agroceres15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5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(H5*PioneerX105A)*H1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5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PioneerX105A*H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54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PioneerX105A*H5] * [PioneerX304A*H101]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989" calcext:value-type="float">
            <text:p>0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5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TROPHY SYN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5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TROPHY SYN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1" calcext:value-type="float">
            <text:p>0.001</text:p>
          </table:table-cell>
          <table:table-cell office:value-type="float" office:value="0.856" calcext:value-type="float">
            <text:p>0.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6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groceres155*PioneerX105A/NC262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3" calcext:value-type="float">
            <text:p>0.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NC36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groceres155*PioneerX105A/NC262</text:p>
          </table:table-cell>
          <table:table-cell office:value-type="float" office:value="0.54" calcext:value-type="float">
            <text:p>0.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NC364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groceres155*PioneerX105A/NC262</text:p>
          </table:table-cell>
          <table:table-cell office:value-type="float" office:value="0.507" calcext:value-type="float">
            <text:p>0.5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492" calcext:value-type="float">
            <text:p>0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NC366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FLA Syn</text:p>
          </table:table-cell>
          <table:table-cell office:value-type="float" office:value="0.467" calcext:value-type="float">
            <text:p>0.467</text:p>
          </table:table-cell>
          <table:table-cell office:value-type="float" office:value="0.018" calcext:value-type="float">
            <text:p>0.018</text:p>
          </table:table-cell>
          <table:table-cell office:value-type="float" office:value="0.514" calcext:value-type="float">
            <text:p>0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NC36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B73*NC250]/[(B73*NC250)*B73]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C370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SC76*B52)SC76(3)]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NC37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[(B73*Pa91)*B73]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ND246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755*W771</text:p>
          </table:table-cell>
          <table:table-cell office:value-type="float" office:value="0.76" calcext:value-type="float">
            <text:p>0.76</text:p>
          </table:table-cell>
          <table:table-cell office:value-type="float" office:value="0.004" calcext:value-type="float">
            <text:p>0.004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Oh40B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ight line composite of Lancaster Surecrop lines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OH4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40B*W8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Oh43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RF/Oh43; ERF=LeamingxReid + other Pioneer inbreds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Oh603</text:p>
          </table:table-cell>
          <table:table-cell office:value-type="string" calcext:value-type="string">
            <text:p>Ohio</text:p>
          </table:table-cell>
          <table:table-cell table:style-name="ce3" office:value-type="string" calcext:value-type="string">
            <text:p>« Syn of Va58, OhS3267, H95, Va26, Coas. Trop. FL. »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2" calcext:value-type="float">
            <text:p>0.002</text:p>
          </table:table-cell>
          <table:table-cell office:value-type="float" office:value="0.329" calcext:value-type="float">
            <text:p>0.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OH7B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[(Oh07*38-11)Oh07]</text:p>
          </table:table-cell>
          <table:table-cell office:value-type="float" office:value="0.967" calcext:value-type="float">
            <text:p>0.96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Os420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Osterland yellow dent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urdue Bant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Pa762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Oh43*Pa70L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Pa875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Wf9 Synthetic (original)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Pa880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Wf9 Synthetic C3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PA91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(Wf9*Oh43)S4*[(38-11*L317)38-11]S4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Q619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exico 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R109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nelling Corn Borer Synthetic</text:p>
          </table:table-cell>
          <table:table-cell office:value-type="float" office:value="0.855" calcext:value-type="float">
            <text:p>0.85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R16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linois Synthetic 60C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R177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rmplasm 230B(Snelling Corn Borer Synthetic)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R229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[(479*B73)B73(2)]S6; 479 is a Brazilian inbred of Tuxpeño type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unk Yellow dent</text:p>
          </table:table-cell>
          <table:table-cell office:value-type="float" office:value="0.979" calcext:value-type="float">
            <text:p>0.97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SA2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outh American Popcor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SC213R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(GT112*NC33)GT112] backcrossed with a CMS-T restorer</text:p>
          </table:table-cell>
          <table:table-cell office:value-type="float" office:value="0.579" calcext:value-type="float">
            <text:p>0.5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419" calcext:value-type="float">
            <text:p>0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SC357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[(Whately yellow * Tennessee Redcob) Young]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SC55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[(L501*L503)*(L548*L569)]</text:p>
          </table:table-cell>
          <table:table-cell office:value-type="float" office:value="0.626" calcext:value-type="float">
            <text:p>0.626</text:p>
          </table:table-cell>
          <table:table-cell office:value-type="float" office:value="0.046" calcext:value-type="float">
            <text:p>0.046</text:p>
          </table:table-cell>
          <table:table-cell office:value-type="float" office:value="0.328" calcext:value-type="float">
            <text:p>0.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SD40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ioneer hybrid 3709</text:p>
          </table:table-cell>
          <table:table-cell office:value-type="float" office:value="0.581" calcext:value-type="float">
            <text:p>0.581</text:p>
          </table:table-cell>
          <table:table-cell office:value-type="float" office:value="0.417" calcext:value-type="float">
            <text:p>0.41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SD4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Dp309*SD30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Sg153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uper g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SG1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uper g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T232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Jellicorse*Teko yellow</text:p>
          </table:table-cell>
          <table:table-cell office:value-type="float" office:value="0.459" calcext:value-type="float">
            <text:p>0.459</text:p>
          </table:table-cell>
          <table:table-cell office:value-type="float" office:value="0.14" calcext:value-type="float">
            <text:p>0.14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T234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[T111*RB.L*III.A)]T111(4)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Jarvis Golden Prolific</text:p>
          </table:table-cell>
          <table:table-cell office:value-type="float" office:value="0.989" calcext:value-type="float">
            <text:p>0.98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Tx303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ellow Surcropper</text:p>
          </table:table-cell>
          <table:table-cell office:value-type="float" office:value="0.36" calcext:value-type="float">
            <text:p>0.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575" calcext:value-type="float">
            <text:p>0.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TX601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ellow Tuxpan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3" calcext:value-type="float">
            <text:p>0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TZI1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Tlaltizapan 7844 x TZSR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2" calcext:value-type="float">
            <text:p>0.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Tzi1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Mo17 x RppSR</text:p>
          </table:table-cell>
          <table:table-cell office:value-type="float" office:value="0.184" calcext:value-type="float">
            <text:p>0.1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814" calcext:value-type="float">
            <text:p>0.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Tzi1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PI 540747 = N28/RPPTZSR-Y</text:p>
          </table:table-cell>
          <table:table-cell office:value-type="float" office:value="0.351" calcext:value-type="float">
            <text:p>0.351</text:p>
          </table:table-cell>
          <table:table-cell office:value-type="float" office:value="0.248" calcext:value-type="float">
            <text:p>0.248</text:p>
          </table:table-cell>
          <table:table-cell office:value-type="float" office:value="0.401" calcext:value-type="float">
            <text:p>0.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TZI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Sete Lagoas 7728 x TZSR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Tzi25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[(B73*RPPSR-TZ)*B73(2)]</text:p>
          </table:table-cell>
          <table:table-cell office:value-type="float" office:value="0.086" calcext:value-type="float">
            <text:p>0.0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608" calcext:value-type="float">
            <text:p>0.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TZI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TZB x TZSR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1" calcext:value-type="float">
            <text:p>0.041</text:p>
          </table:table-cell>
          <table:table-cell office:value-type="float" office:value="0.955" calcext:value-type="float">
            <text:p>0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Tzi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SIDS7734/TZSR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982" calcext:value-type="float">
            <text:p>0.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U267Y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F9r*Mex.155^3</text:p>
          </table:table-cell>
          <table:table-cell office:value-type="float" office:value="0.595" calcext:value-type="float">
            <text:p>0.5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403" calcext:value-type="float">
            <text:p>0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Va102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a59*Va60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a14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[(VaCBS selection*Va17)Va17]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a17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Wf9*T8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a22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a17*C103 backcross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A26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Oh43*K155</text:p>
          </table:table-cell>
          <table:table-cell office:value-type="float" office:value="0.983" calcext:value-type="float">
            <text:p>0.98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a35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[(C103*T8)T8]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a59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[(C103*T8(2))*(K4*C103(2))]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a85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irginia Long Ear Synthetic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a99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Oh07B*Pa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VaW6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nknown</text:p>
          </table:table-cell>
          <table:table-cell office:value-type="float" office:value="0.724" calcext:value-type="float">
            <text:p>0.724</text:p>
          </table:table-cell>
          <table:table-cell office:value-type="float" office:value="0.02" calcext:value-type="float">
            <text:p>0.02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W117H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117=643*Minnesota No.13</text:p>
          </table:table-cell>
          <table:table-cell office:value-type="float" office:value="0.617" calcext:value-type="float">
            <text:p>0.617</text:p>
          </table:table-cell>
          <table:table-cell office:value-type="float" office:value="0.159" calcext:value-type="float">
            <text:p>0.159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W153R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[(la153*W8)la153]</text:p>
          </table:table-cell>
          <table:table-cell office:value-type="float" office:value="0.853" calcext:value-type="float">
            <text:p>0.853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W182B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D*W22</text:p>
          </table:table-cell>
          <table:table-cell office:value-type="float" office:value="0.845" calcext:value-type="float">
            <text:p>0.8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W2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III.B10*W25</text:p>
          </table:table-cell>
          <table:table-cell office:value-type="float" office:value="0.931" calcext:value-type="float">
            <text:p>0.93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W40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[(33*Wisconsin No.25)*67C]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W64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f9*CI.187-2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sconsin No. 25</text:p>
          </table:table-cell>
          <table:table-cell office:value-type="float" office:value="0.97" calcext:value-type="float">
            <text:p>0.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WF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eid yellow dent (Indiana station strain)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08:45:36.318124706</meta:creation-date>
    <dc:date>2024-08-27T08:46:50.232632361</dc:date>
    <meta:editing-duration>PT1M15S</meta:editing-duration>
    <meta:editing-cycles>1</meta:editing-cycles>
    <meta:document-statistic meta:table-count="1" meta:cell-count="2727" meta:object-count="0"/>
    <meta:generator>LibreOffice/7.3.7.2$Linux_X86_64 LibreOffice_project/30$Build-2</meta:generator>
  </office:meta>
</office:document-meta>
</file>